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f4e6" officeooo:paragraph-rsid="0004f4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ia Eduarda Andrade Pereira</text:p>
      <text:p text:style-name="P1">24</text:p>
      <text:p text:style-name="P1">17 ano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3-03T08:29:03.094000000</dc:date>
    <meta:editing-duration>PT1M16S</meta:editing-duration>
    <meta:editing-cycles>3</meta:editing-cycles>
    <meta:document-statistic meta:table-count="0" meta:image-count="0" meta:object-count="0" meta:page-count="1" meta:paragraph-count="3" meta:word-count="7" meta:character-count="39" meta:non-whitespace-character-count="34"/>
  </office:meta>
</office:document-meta>
</file>